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925" officeooo:paragraph-rsid="00110925"/>
    </style:style>
    <style:style style:name="P2" style:family="paragraph" style:parent-style-name="Standard">
      <style:text-properties fo:font-style="italic" officeooo:paragraph-rsid="00110925" style:font-style-asian="italic" style:font-style-complex="italic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0pt" fo:font-style="italic" officeooo:paragraph-rsid="00129d30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0pt" fo:font-style="italic" officeooo:paragraph-rsid="00110925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### <text:span text:style-name="T2">What are the possible ways to create objects in JavaScript</text:span></text:p>
      <text:p text:style-name="Standard"/>
      <text:p text:style-name="Standard"/>
      <text:p text:style-name="Standard">In JavaScript, there are several ways to create objects:</text:p>
      <text:p text:style-name="Standard"/>
      <text:p text:style-name="Standard">1. **Object Literal:** This is the most straightforward way to create an object.</text:p>
      <text:p text:style-name="Standard"/>
      <text:p text:style-name="Standard"><text:s text:c="4"/>```javascript</text:p>
      <text:p text:style-name="Standard"><text:s text:c="4"/>const myObj = {</text:p>
      <text:p text:style-name="Standard"><text:s text:c="6"/>key1: value1,</text:p>
      <text:p text:style-name="Standard"><text:s text:c="6"/>key2: value2,</text:p>
      <text:p text:style-name="Standard"><text:s text:c="6"/>// ...</text:p>
      <text:p text:style-name="Standard"><text:s text:c="4"/>};</text:p>
      <text:p text:style-name="Standard"><text:s text:c="4"/>```</text:p>
      <text:p text:style-name="P5">1. **Objet littéral :** C'est la manière la plus directe de créer un objet.</text:p>
      <text:p text:style-name="P5"/>
      <text:p text:style-name="P5"><text:s text:c="4"/>```javascript</text:p>
      <text:p text:style-name="P5"><text:s text:c="4"/>const monObjet = {</text:p>
      <text:p text:style-name="P5"><text:s text:c="6"/>cle1: valeur1,</text:p>
      <text:p text:style-name="P5"><text:s text:c="6"/>cle2: valeur2,</text:p>
      <text:p text:style-name="P5"><text:s text:c="6"/>// ...</text:p>
      <text:p text:style-name="P5"><text:s text:c="4"/>};</text:p>
      <text:p text:style-name="P5"><text:s text:c="4"/>```</text:p>
      <text:p text:style-name="Standard"/>
      <text:p text:style-name="Standard">2. **Constructor Functions:** You can define a function that serves as a blueprint for creating multiple objects with similar properties and methods.</text:p>
      <text:p text:style-name="Standard"/>
      <text:p text:style-name="Standard"><text:s text:c="4"/>```javascript</text:p>
      <text:p text:style-name="Standard"><text:s text:c="4"/>function Person(name, age) {</text:p>
      <text:p text:style-name="Standard"><text:s text:c="6"/>this.name = name;</text:p>
      <text:p text:style-name="Standard"><text:s text:c="6"/>this.age = age;</text:p>
      <text:p text:style-name="Standard"><text:s text:c="4"/>}</text:p>
      <text:p text:style-name="Standard"/>
      <text:p text:style-name="Standard"><text:s text:c="4"/>const person1 = new Person('Alice', 30);</text:p>
      <text:p text:style-name="Standard"><text:s text:c="4"/>const person2 = new Person('Bob', 25);</text:p>
      <text:p text:style-name="Standard"><text:s text:c="4"/>```</text:p>
      <text:p text:style-name="Standard"/>
      <text:p text:style-name="P5">2. **Fonctions constructeur :** Vous pouvez définir une fonction qui sert de modèle pour créer plusieurs objets avec des propriétés et méthodes similaires.</text:p>
      <text:p text:style-name="P5"/>
      <text:p text:style-name="P5"><text:s text:c="4"/>```javascript</text:p>
      <text:p text:style-name="P5"><text:s text:c="4"/>function Personne(nom, âge) {</text:p>
      <text:p text:style-name="P5"><text:s text:c="6"/>this.nom = nom;</text:p>
      <text:p text:style-name="P5"><text:s text:c="6"/>this.âge = âge;</text:p>
      <text:p text:style-name="P5"><text:s text:c="4"/>}</text:p>
      <text:p text:style-name="P5"/>
      <text:p text:style-name="P5"><text:s text:c="4"/>const personne1 = new Personne('Alice', 30);</text:p>
      <text:p text:style-name="P5"><text:s text:c="4"/>const personne2 = new Personne('Bob', 25);</text:p>
      <text:p text:style-name="P5"><text:s text:c="4"/>```</text:p>
      <text:p text:style-name="Standard"/>
      <text:p text:style-name="Standard">3. **Object.create():** This method creates a new object with the prototype set to a specified object.</text:p>
      <text:p text:style-name="Standard"/>
      <text:p text:style-name="Standard"><text:s text:c="4"/>```javascript</text:p>
      <text:p text:style-name="Standard"><text:s text:c="4"/>const obj = Object.create(null); // Creates an empty object without a prototype</text:p>
      <text:p text:style-name="Standard"><text:soft-page-break/><text:s text:c="4"/>const anotherObj = Object.create({ x: 10, y: 20 }); // Inherits properties from the provided object</text:p>
      <text:p text:style-name="Standard"><text:s text:c="4"/>```</text:p>
      <text:p text:style-name="P5">3. **Object.create() :** Cette méthode crée un nouvel objet avec le prototype défini comme un objet spécifié.</text:p>
      <text:p text:style-name="P5"/>
      <text:p text:style-name="P5"><text:s text:c="4"/>```javascript</text:p>
      <text:p text:style-name="P5"><text:s text:c="4"/>const obj = Object.create(null); // Crée un objet vide sans prototype</text:p>
      <text:p text:style-name="P5"><text:s text:c="4"/>const autreObjet = Object.create({ x: 10, y: 20 }); // Hérite des propriétés de l'objet spécifié</text:p>
      <text:p text:style-name="P5"><text:s text:c="4"/>```</text:p>
      <text:p text:style-name="P2"/>
      <text:p text:style-name="Standard">4. **Class Syntax (ES6):** JavaScript classes were introduced in ES6, providing a cleaner syntax for creating objects and defining their behavior.</text:p>
      <text:p text:style-name="Standard"/>
      <text:p text:style-name="Standard"><text:s text:c="4"/>```javascript</text:p>
      <text:p text:style-name="Standard"><text:s text:c="4"/>class Animal {</text:p>
      <text:p text:style-name="Standard"><text:s text:c="6"/>constructor(name) {</text:p>
      <text:p text:style-name="Standard"><text:s text:c="8"/>this.name = name;</text:p>
      <text:p text:style-name="Standard"><text:s text:c="6"/>}</text:p>
      <text:p text:style-name="Standard"><text:s text:c="6"/>// Methods can be added here</text:p>
      <text:p text:style-name="Standard"><text:s text:c="4"/>}</text:p>
      <text:p text:style-name="Standard"/>
      <text:p text:style-name="Standard"><text:s text:c="4"/>const dog = new Animal('Rex');</text:p>
      <text:p text:style-name="Standard"><text:s text:c="4"/>```</text:p>
      <text:p text:style-name="P5">4. **Syntaxe de classe (ES6) :** Les classes JavaScript ont été introduites dans ES6, offrant une syntaxe plus propre pour créer des objets et définir leur comportement.</text:p>
      <text:p text:style-name="P5"/>
      <text:p text:style-name="P5"><text:s text:c="4"/>```javascript</text:p>
      <text:p text:style-name="P5"><text:s text:c="4"/>class Animal {</text:p>
      <text:p text:style-name="P5"><text:s text:c="6"/>constructor(nom) {</text:p>
      <text:p text:style-name="P5"><text:s text:c="8"/>this.nom = nom;</text:p>
      <text:p text:style-name="P5"><text:s text:c="6"/>}</text:p>
      <text:p text:style-name="P5"><text:s text:c="6"/>// Les méthodes peuvent être ajoutées ici</text:p>
      <text:p text:style-name="P5"><text:s text:c="4"/>}</text:p>
      <text:p text:style-name="P5"/>
      <text:p text:style-name="P5"><text:s text:c="4"/>const chien = new Animal('Rex');</text:p>
      <text:p text:style-name="P5"><text:s text:c="4"/>```</text:p>
      <text:p text:style-name="P2"/>
      <text:p text:style-name="Standard">5. **Factory Functions:** These functions return objects without using the `new` keyword. They are flexible and allow you to create multiple similar objects easily.</text:p>
      <text:p text:style-name="Standard"/>
      <text:p text:style-name="Standard"><text:s text:c="4"/>```javascript</text:p>
      <text:p text:style-name="Standard"><text:s text:c="4"/>function createCar(make, model) {</text:p>
      <text:p text:style-name="Standard"><text:s text:c="6"/>return {</text:p>
      <text:p text:style-name="Standard"><text:s text:c="8"/>make,</text:p>
      <text:p text:style-name="Standard"><text:s text:c="8"/>model,</text:p>
      <text:p text:style-name="Standard"><text:s text:c="8"/>// Other properties or methods</text:p>
      <text:p text:style-name="Standard"><text:s text:c="6"/>};</text:p>
      <text:p text:style-name="Standard"><text:s text:c="4"/>}</text:p>
      <text:p text:style-name="Standard"/>
      <text:p text:style-name="Standard"><text:s text:c="4"/>const myCar = createCar('Toyota', 'Corolla');</text:p>
      <text:p text:style-name="Standard"><text:s text:c="4"/>```</text:p>
      <text:p text:style-name="P4">5. **Fonctions de fabrique :** Ces fonctions renvoient des objets sans utiliser le mot-clé `new`. Elles sont flexibles et vous permettent de créer facilement plusieurs objets similaires.</text:p>
      <text:p text:style-name="P4"><text:s text:c="4"/>```javascript</text:p>
      <text:p text:style-name="P4"><text:s text:c="4"/>function créerVoiture(marque, modèle) {</text:p>
      <text:p text:style-name="P4"><text:s text:c="6"/>return {</text:p>
      <text:p text:style-name="P4"><text:s text:c="8"/>marque,</text:p>
      <text:p text:style-name="P4"><text:s text:c="8"/>modèle,</text:p>
      <text:p text:style-name="P4"><text:soft-page-break/><text:s text:c="8"/>// Autres propriétés ou méthodes</text:p>
      <text:p text:style-name="P4"><text:s text:c="6"/>};</text:p>
      <text:p text:style-name="P4"><text:s text:c="4"/>}</text:p>
      <text:p text:style-name="P4"/>
      <text:p text:style-name="P4"><text:s text:c="4"/>const maVoiture = créerVoiture('Toyota', 'Corolla');</text:p>
      <text:p text:style-name="P4"><text:s text:c="4"/>```</text:p>
      <text:p text:style-name="Standard"/>
      <text:p text:style-name="Standard">Each method has its own use case and advantages, depending on the scenario and the level of flexibility or structure required for the object being created.</text:p>
      <text:p text:style-name="Standard"/>
      <text:p text:style-name="P3">Chaque méthode a ses propres cas d'utilisation et avantages, selon le scénario et le niveau de flexibilité ou de structure requis pour l'objet à cré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8T01:02:36.363313724</meta:creation-date>
    <dc:date>2023-12-18T01:27:45.144930622</dc:date>
    <meta:editing-duration>PT4M8S</meta:editing-duration>
    <meta:editing-cycles>1</meta:editing-cycles>
    <meta:document-statistic meta:table-count="0" meta:image-count="0" meta:object-count="0" meta:page-count="3" meta:paragraph-count="90" meta:word-count="501" meta:character-count="3538" meta:non-whitespace-character-count="2751"/>
    <meta:generator>LibreOffice/6.4.7.2$Linux_X86_64 LibreOffice_project/40$Build-2</meta:generator>
  </office:meta>
</office:document-meta>
</file>